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weight="normal" officeooo:rsid="00800af0" officeooo:paragraph-rsid="001e9e1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bold" officeooo:rsid="0048b7b5" officeooo:paragraph-rsid="001e9e14" style:font-name-asian="SimSu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1e9e14" style:font-name-asian="SimSun" style:font-size-asian="10.5pt" style:font-weight-asian="normal" style:font-weight-complex="normal"/>
    </style:style>
    <style:style style:name="P4" style:family="paragraph" style:parent-style-name="Standard">
      <style:paragraph-properties fo:line-height="175%" fo:text-align="start" style:justify-single-word="false"/>
      <style:text-properties fo:color="#000000" style:font-name="Liberation Serif" fo:font-size="10.5pt" fo:font-weight="normal" officeooo:rsid="00836add" officeooo:paragraph-rsid="001e9e14" style:font-name-asian="Liberation Serif" style:font-size-asian="10.5pt" style:font-weight-asian="normal" style:font-name-complex="FreeSans" style:font-size-complex="10.5pt" style:font-weight-complex="normal"/>
    </style:style>
    <style:style style:name="P5" style:family="paragraph" style:parent-style-name="Standard">
      <style:text-properties fo:font-size="14pt" officeooo:rsid="001a6fdd" officeooo:paragraph-rsid="001e9e14" style:font-size-asian="14pt" style:font-size-complex="14pt"/>
    </style:style>
    <style:style style:name="P6" style:family="paragraph" style:parent-style-name="Standard">
      <style:text-properties fo:font-size="14pt" officeooo:rsid="007f1872" officeooo:paragraph-rsid="001e9e14" style:font-size-asian="14pt" style:font-size-complex="14pt"/>
    </style:style>
    <style:style style:name="P7" style:family="paragraph" style:parent-style-name="Standard">
      <style:text-properties fo:font-size="14pt" officeooo:rsid="001c09e5" officeooo:paragraph-rsid="001e9e14" style:font-size-asian="14pt" style:font-size-complex="14pt"/>
    </style:style>
    <style:style style:name="P8" style:family="paragraph" style:parent-style-name="Standard">
      <style:text-properties fo:font-size="14pt" officeooo:rsid="002415d0" officeooo:paragraph-rsid="001e9e14" style:font-size-asian="14pt" style:font-size-complex="14pt"/>
    </style:style>
    <style:style style:name="P9" style:family="paragraph" style:parent-style-name="Standard">
      <style:text-properties fo:font-size="10.5pt" officeooo:rsid="00016671" officeooo:paragraph-rsid="001e9e14" style:font-size-asian="10.5pt" style:font-size-complex="10.5pt"/>
    </style:style>
    <style:style style:name="P10" style:family="paragraph" style:parent-style-name="Standard">
      <style:text-properties fo:font-size="10.5pt" officeooo:rsid="0006c691" officeooo:paragraph-rsid="001e9e14" style:font-size-asian="10.5pt" style:font-size-complex="10.5pt"/>
    </style:style>
    <style:style style:name="P11" style:family="paragraph" style:parent-style-name="Standard">
      <style:text-properties fo:font-size="10.5pt" officeooo:rsid="0001bd62" officeooo:paragraph-rsid="001e9e14" style:font-size-asian="10.5pt" style:font-size-complex="10.5pt"/>
    </style:style>
    <style:style style:name="P12" style:family="paragraph" style:parent-style-name="Standard">
      <style:text-properties fo:font-size="10.5pt" officeooo:rsid="0007e50c" officeooo:paragraph-rsid="001e9e14" style:font-size-asian="10.5pt" style:font-size-complex="10.5pt"/>
    </style:style>
    <style:style style:name="P13" style:family="paragraph" style:parent-style-name="Standard">
      <style:text-properties fo:font-size="10.5pt" officeooo:rsid="00021a14" officeooo:paragraph-rsid="001e9e14" style:font-size-asian="10.5pt" style:font-size-complex="10.5pt"/>
    </style:style>
    <style:style style:name="P14" style:family="paragraph" style:parent-style-name="Standard">
      <style:paragraph-properties fo:line-height="175%" fo:text-align="justify" style:justify-single-word="false"/>
      <style:text-properties fo:font-size="10.5pt" officeooo:paragraph-rsid="001e9e14" style:font-size-asian="10.5pt" style:font-size-complex="10.5pt"/>
    </style:style>
    <style:style style:name="P15" style:family="paragraph" style:parent-style-name="Standard">
      <style:text-properties fo:font-size="10.5pt" officeooo:paragraph-rsid="001e9e14" style:font-size-asian="10.5pt" style:font-size-complex="10.5pt"/>
    </style:style>
    <style:style style:name="P16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1e9e14" style:font-name-asian="SimSun" style:font-size-asian="12pt" style:font-weight-asian="bold" style:font-size-complex="10.5pt"/>
    </style:style>
    <style:style style:name="P17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1e9e14" style:font-name-asian="方正苏新诗柳楷简体" style:font-size-asian="10.5pt" style:font-size-complex="10.5pt"/>
    </style:style>
    <style:style style:name="P18" style:family="paragraph" style:parent-style-name="Standard">
      <style:text-properties fo:font-size="10.5pt" officeooo:rsid="0007e50c" officeooo:paragraph-rsid="001e9e14" style:font-name-asian="方正苏新诗柳楷简体" style:font-size-asian="10.5pt" style:font-size-complex="10.5pt"/>
    </style:style>
    <style:style style:name="P19" style:family="paragraph" style:parent-style-name="Standard">
      <style:text-properties fo:font-size="10.5pt" officeooo:rsid="0007e50c" officeooo:paragraph-rsid="001e9e14" style:font-name-asian="华文黑体" style:font-size-asian="10.5pt" style:font-size-complex="10.5pt"/>
    </style:style>
    <style:style style:name="P20" style:family="paragraph" style:parent-style-name="Standard">
      <style:paragraph-properties fo:line-height="175%" fo:text-align="start" style:justify-single-word="false"/>
      <style:text-properties officeooo:paragraph-rsid="001e9e14"/>
    </style:style>
    <style:style style:name="P21" style:family="paragraph" style:parent-style-name="Standard">
      <style:paragraph-properties fo:line-height="175%" fo:text-align="justify" style:justify-single-word="false"/>
      <style:text-properties officeooo:paragraph-rsid="001e9e14"/>
    </style:style>
    <style:style style:name="P22" style:family="paragraph" style:parent-style-name="Standard">
      <style:text-properties style:font-name="华文黑体" fo:font-size="10.5pt" officeooo:rsid="0009b383" officeooo:paragraph-rsid="001e9e14" style:font-name-asian="华文黑体" style:font-size-asian="10.5pt" style:font-size-complex="10.5pt"/>
    </style:style>
    <style:style style:name="P23" style:family="paragraph" style:parent-style-name="Standard">
      <style:text-properties style:font-name="Liberation Serif" fo:font-size="10.5pt" officeooo:rsid="0009b383" officeooo:paragraph-rsid="001e9e14" style:font-name-asian="Liberation Serif" style:font-size-asian="10.5pt" style:font-size-complex="10.5pt"/>
    </style:style>
    <style:style style:name="P24" style:family="paragraph" style:parent-style-name="Standard">
      <style:text-properties style:font-name="Liberation Serif" fo:font-size="10.5pt" officeooo:rsid="008380e2" officeooo:paragraph-rsid="001e9e14" style:font-name-asian="Liberation Serif" style:font-size-asian="10.5pt" style:font-size-complex="10.5pt"/>
    </style:style>
    <style:style style:name="P25" style:family="paragraph" style:parent-style-name="Standard">
      <style:text-properties style:font-name="Liberation Serif" fo:font-size="10.5pt" officeooo:rsid="0083d65c" officeooo:paragraph-rsid="001e9e14" style:font-name-asian="Liberation Serif" style:font-size-asian="10.5pt" style:font-size-complex="10.5pt"/>
    </style:style>
    <style:style style:name="P26" style:family="paragraph" style:parent-style-name="Standard">
      <style:text-properties style:font-name="Liberation Serif" fo:font-size="10.5pt" officeooo:rsid="0077981a" officeooo:paragraph-rsid="001e9e14" style:font-name-asian="Liberation Serif" style:font-size-asian="10.5pt" style:font-size-complex="10.5pt"/>
    </style:style>
    <style:style style:name="P27" style:family="paragraph" style:parent-style-name="Standard">
      <style:text-properties style:font-name="Liberation Serif" fo:font-size="10.5pt" officeooo:rsid="00783631" officeooo:paragraph-rsid="001e9e14" style:font-name-asian="Liberation Serif" style:font-size-asian="10.5pt" style:font-size-complex="10.5pt"/>
    </style:style>
    <style:style style:name="P28" style:family="paragraph" style:parent-style-name="Standard">
      <style:text-properties style:font-name="Liberation Serif" fo:font-size="10.5pt" officeooo:rsid="007e0a04" officeooo:paragraph-rsid="001e9e14" style:font-name-asian="Liberation Serif" style:font-size-asian="10.5pt" style:font-size-complex="10.5pt"/>
    </style:style>
    <style:style style:name="P29" style:family="paragraph" style:parent-style-name="Standard">
      <style:text-properties style:font-name="Liberation Serif" fo:font-size="10.5pt" officeooo:rsid="000cd07d" officeooo:paragraph-rsid="001e9e14" style:font-name-asian="Liberation Serif" style:font-size-asian="10.5pt" style:font-size-complex="10.5pt"/>
    </style:style>
    <style:style style:name="P30" style:family="paragraph" style:parent-style-name="Standard">
      <style:text-properties style:font-name="Liberation Serif" fo:font-size="10.5pt" officeooo:rsid="000d9a67" officeooo:paragraph-rsid="001e9e14" style:font-name-asian="Liberation Serif" style:font-size-asian="10.5pt" style:font-size-complex="10.5pt"/>
    </style:style>
    <style:style style:name="P31" style:family="paragraph" style:parent-style-name="Standard">
      <style:text-properties style:font-name="Liberation Serif" fo:font-size="10.5pt" officeooo:rsid="000c0575" officeooo:paragraph-rsid="001e9e14" style:font-name-asian="Liberation Serif" style:font-size-asian="10.5pt" style:font-size-complex="10.5pt"/>
    </style:style>
    <style:style style:name="P32" style:family="paragraph" style:parent-style-name="Standard">
      <style:text-properties style:font-name="Liberation Serif" fo:font-size="10.5pt" officeooo:rsid="00836add" officeooo:paragraph-rsid="001e9e14" style:font-name-asian="Liberation Serif" style:font-size-asian="10.5pt" style:font-size-complex="10.5pt"/>
    </style:style>
    <style:style style:name="P33" style:family="paragraph" style:parent-style-name="Standard">
      <style:text-properties style:font-name="Liberation Serif" fo:font-size="10.5pt" officeooo:rsid="007f1872" officeooo:paragraph-rsid="001e9e14" style:font-name-asian="Liberation Serif" style:font-size-asian="10.5pt" style:font-size-complex="10.5pt"/>
    </style:style>
    <style:style style:name="P34" style:family="paragraph" style:parent-style-name="Standard">
      <style:text-properties style:font-name="Liberation Serif" fo:font-size="10.5pt" officeooo:rsid="00826d29" officeooo:paragraph-rsid="001e9e14" style:font-name-asian="Liberation Serif" style:font-size-asian="10.5pt" style:font-size-complex="10.5pt"/>
    </style:style>
    <style:style style:name="P35" style:family="paragraph" style:parent-style-name="Standard">
      <style:text-properties style:font-name="Liberation Serif" fo:font-size="10.5pt" fo:font-weight="bold" officeooo:rsid="0009b383" officeooo:paragraph-rsid="001e9e14" style:font-name-asian="Liberation Serif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1e9e14" style:font-name-asian="Liberation Serif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826d29" officeooo:paragraph-rsid="001e9e14" style:font-name-asian="Liberation Serif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7f1872" officeooo:paragraph-rsid="001e9e14" style:font-name-asian="Liberation Serif" style:font-size-asian="10.5pt" style:font-weight-asian="normal" style:font-name-complex="FreeSans" style:font-size-complex="10.5pt" style:font-weight-complex="normal"/>
    </style:style>
    <style:style style:name="P39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1e9e14" style:font-name-asian="华文黑体1" style:font-size-asian="18.2000007629395pt" style:font-weight-asian="bold" style:font-name-complex="FreeSans" style:font-size-complex="18.2000007629395pt" style:font-weight-complex="bold"/>
    </style:style>
    <style:style style:name="P40" style:family="paragraph" style:parent-style-name="Standard">
      <style:paragraph-properties fo:line-height="175%" fo:text-align="start" style:justify-single-word="false"/>
      <style:text-properties officeooo:rsid="00237d19" officeooo:paragraph-rsid="001e9e14" style:font-name-asian="SimSun" style:font-size-asian="10.5pt"/>
    </style:style>
    <style:style style:name="P41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1e9e14" style:font-weight-asian="normal" style:font-weight-complex="normal"/>
    </style:style>
    <style:style style:name="P42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1e9e14" style:font-name-asian="SimSun" style:font-size-asian="12pt" style:font-weight-asian="bold" style:font-size-complex="12pt" style:font-weight-complex="normal"/>
    </style:style>
    <style:style style:name="P43" style:family="paragraph" style:parent-style-name="Text_20_body">
      <style:text-properties fo:color="#000000" fo:font-size="10.5pt" fo:font-weight="normal" officeooo:rsid="003e6e36" officeooo:paragraph-rsid="001e9e14" style:font-size-asian="10.5pt" style:font-weight-asian="normal" style:font-size-complex="10.5pt" style:font-weight-complex="normal"/>
    </style:style>
    <style:style style:name="P44" style:family="paragraph" style:parent-style-name="Text_20_body">
      <style:text-properties fo:color="#000000" fo:font-size="10.5pt" fo:font-weight="normal" officeooo:rsid="00419ccd" officeooo:paragraph-rsid="001e9e14" style:font-size-asian="10.5pt" style:font-weight-asian="normal" style:font-size-complex="10.5pt" style:font-weight-complex="normal"/>
    </style:style>
    <style:style style:name="P45" style:family="paragraph" style:parent-style-name="Text_20_body">
      <style:text-properties officeooo:paragraph-rsid="001e9e14"/>
    </style:style>
    <style:style style:name="P46" style:family="paragraph" style:parent-style-name="Text_20_body">
      <style:paragraph-properties fo:line-height="175%" fo:text-align="start" style:justify-single-word="false"/>
      <style:text-properties fo:font-size="24pt" officeooo:paragraph-rsid="001e9e14" style:font-size-asian="24pt" style:font-size-complex="24pt"/>
    </style:style>
    <style:style style:name="T1" style:family="text">
      <style:text-properties officeooo:rsid="002415d0"/>
    </style:style>
    <style:style style:name="T2" style:family="text">
      <style:text-properties officeooo:rsid="007f1872"/>
    </style:style>
    <style:style style:name="T3" style:family="text">
      <style:text-properties officeooo:rsid="0081f552"/>
    </style:style>
    <style:style style:name="T4" style:family="text">
      <style:text-properties officeooo:rsid="001c7332"/>
    </style:style>
    <style:style style:name="T5" style:family="text">
      <style:text-properties officeooo:rsid="006ddc56"/>
    </style:style>
    <style:style style:name="T6" style:family="text">
      <style:text-properties style:font-name="SimSun" fo:font-weight="bold" officeooo:rsid="002768d2" style:font-name-asian="SimSun" style:font-weight-asian="bold" style:font-weight-complex="bold"/>
    </style:style>
    <style:style style:name="T7" style:family="text">
      <style:text-properties style:font-name="SimSun" fo:font-weight="bold" officeooo:rsid="006f2f04" style:font-name-asian="SimSun" style:font-weight-asian="bold" style:font-weight-complex="bold"/>
    </style:style>
    <style:style style:name="T8" style:family="text">
      <style:text-properties style:font-name="SimSun" fo:font-size="12pt" fo:font-weight="bold"/>
    </style:style>
    <style:style style:name="T9" style:family="text">
      <style:text-properties style:font-name="SimSun" fo:font-size="12pt" fo:font-weight="bold" officeooo:rsid="000cd07d"/>
    </style:style>
    <style:style style:name="T10" style:family="text">
      <style:text-properties style:font-name="SimSun" fo:font-size="12pt" fo:font-weight="bold" officeooo:rsid="00016671"/>
    </style:style>
    <style:style style:name="T11" style:family="text">
      <style:text-properties style:font-name="SimSun" fo:font-size="12pt" fo:font-weight="bold" style:font-weight-complex="bold"/>
    </style:style>
    <style:style style:name="T12" style:family="text">
      <style:text-properties style:font-name="SimSun" fo:font-size="12pt" fo:font-weight="bold" officeooo:rsid="000a380e" style:font-weight-complex="bold"/>
    </style:style>
    <style:style style:name="T13" style:family="text">
      <style:text-properties style:font-name="SimSun" fo:font-size="12pt" fo:font-weight="bold" officeooo:rsid="00242511"/>
    </style:style>
    <style:style style:name="T14" style:family="text">
      <style:text-properties style:font-name="SimSun" fo:font-size="12pt" fo:font-weight="bold" officeooo:rsid="00242511" style:font-name-asian="方正苏新诗柳楷简体"/>
    </style:style>
    <style:style style:name="T15" style:family="text">
      <style:text-properties style:font-name="SimSun" fo:font-size="12pt" fo:font-weight="bold" officeooo:rsid="00021a14" style:font-name-asian="方正苏新诗柳楷简体"/>
    </style:style>
    <style:style style:name="T16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17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18" style:family="text">
      <style:text-properties style:font-name="SimSun" fo:font-size="10.5pt" style:font-name-asian="SimSun" style:font-size-asian="10.5pt"/>
    </style:style>
    <style:style style:name="T19" style:family="text">
      <style:text-properties style:font-name="SimSun" fo:font-size="10.5pt" officeooo:rsid="0048b7b5" style:font-name-asian="SimSun" style:font-size-asian="10.5pt"/>
    </style:style>
    <style:style style:name="T20" style:family="text">
      <style:text-properties style:font-name="SimSun" fo:font-size="10.5pt" officeooo:rsid="0009f6ae" style:font-name-asian="SimSun" style:font-size-asian="10.5pt"/>
    </style:style>
    <style:style style:name="T21" style:family="text">
      <style:text-properties style:font-name-asian="SimSun" style:font-size-asian="12pt" style:font-weight-asian="bold"/>
    </style:style>
    <style:style style:name="T22" style:family="text">
      <style:text-properties officeooo:rsid="000cd07d" style:font-name-asian="SimSun" style:font-size-asian="12pt" style:font-weight-asian="bold"/>
    </style:style>
    <style:style style:name="T23" style:family="text">
      <style:text-properties officeooo:rsid="00016671" style:font-name-asian="SimSun" style:font-size-asian="12pt" style:font-weight-asian="bold"/>
    </style:style>
    <style:style style:name="T24" style:family="text">
      <style:text-properties style:font-name="Calibri" fo:font-size="12pt" fo:font-weight="bold"/>
    </style:style>
    <style:style style:name="T25" style:family="text">
      <style:text-properties style:font-name="Calibri" fo:font-size="12pt" fo:font-weight="bold" officeooo:rsid="000cd07d"/>
    </style:style>
    <style:style style:name="T26" style:family="text">
      <style:text-properties style:font-name="Calibri" officeooo:rsid="00021a14" style:font-name-asian="SimSun" style:font-size-asian="12pt" style:font-weight-asian="bold"/>
    </style:style>
    <style:style style:name="T27" style:family="text">
      <style:text-properties officeooo:rsid="000cd07d"/>
    </style:style>
    <style:style style:name="T28" style:family="text">
      <style:text-properties officeooo:rsid="00016671"/>
    </style:style>
    <style:style style:name="T29" style:family="text">
      <style:text-properties fo:font-weight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8380e2" style:font-weight-asian="bold" style:font-weight-complex="bold"/>
    </style:style>
    <style:style style:name="T32" style:family="text">
      <style:text-properties fo:font-weight="bold" style:font-name-asian="SimSun" style:font-size-asian="12pt" style:font-weight-asian="bold" style:font-weight-complex="bold"/>
    </style:style>
    <style:style style:name="T33" style:family="text">
      <style:text-properties officeooo:rsid="00016671" style:font-name-asian="华文黑体"/>
    </style:style>
    <style:style style:name="T34" style:family="text">
      <style:text-properties officeooo:rsid="0077981a" style:font-name-asian="华文黑体"/>
    </style:style>
    <style:style style:name="T35" style:family="text">
      <style:text-properties officeooo:rsid="0007e50c" style:font-name-asian="华文黑体"/>
    </style:style>
    <style:style style:name="T36" style:family="text">
      <style:text-properties officeooo:rsid="0007e50c"/>
    </style:style>
    <style:style style:name="T37" style:family="text">
      <style:text-properties officeooo:rsid="000c0575"/>
    </style:style>
    <style:style style:name="T38" style:family="text">
      <style:text-properties officeooo:rsid="0003d3eb"/>
    </style:style>
    <style:style style:name="T39" style:family="text">
      <style:text-properties officeooo:rsid="0001bd62"/>
    </style:style>
    <style:style style:name="T40" style:family="text">
      <style:text-properties officeooo:rsid="00021a14"/>
    </style:style>
    <style:style style:name="T41" style:family="text">
      <style:text-properties officeooo:rsid="0083edc0"/>
    </style:style>
    <style:style style:name="T42" style:family="text">
      <style:text-properties officeooo:rsid="00846857"/>
    </style:style>
    <style:style style:name="T43" style:family="text">
      <style:text-properties officeooo:rsid="008479ca"/>
    </style:style>
    <style:style style:name="T44" style:family="text">
      <style:text-properties officeooo:rsid="000d9a67"/>
    </style:style>
    <style:style style:name="T45" style:family="text">
      <style:text-properties fo:font-weight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836a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主要况：</text:p>
      <text:p text:style-name="P5"><text:span text:style-name="T1">1、</text:span>发表作品 <text:s text:c="25"/>罗</text:p>
      <text:p text:style-name="P5"><text:span text:style-name="T1">2、</text:span>视频投稿</text:p>
      <text:p text:style-name="P5"><text:span text:style-name="T1">3、</text:span>动态发布</text:p>
      <text:p text:style-name="P5"><text:span text:style-name="T1">4、</text:span>听歌 <text:s text:c="32"/>廖</text:p>
      <text:p text:style-name="P5"><text:span text:style-name="T1">5、</text:span>看视频</text:p>
      <text:p text:style-name="P5"><text:s text:c="25"/></text:p>
      <text:p text:style-name="P5"><text:span text:style-name="T1">7、</text:span>首页推广 <text:s text:c="23"/><text:span text:style-name="T2">肖</text:span></text:p>
      <text:p text:style-name="P5"><text:span text:style-name="T1">8、</text:span>广告管理</text:p>
      <text:p text:style-name="P6"/>
      <text:p text:style-name="P5"/>
      <text:p text:style-name="P5">支持用况：</text:p>
      <text:p text:style-name="P5"><text:span text:style-name="T3">9、</text:span>申请音乐<text:span text:style-name="T4">人（审核者、申请人） <text:s text:c="3"/>罗 </text:span><text:s text:c="38"/></text:p>
      <text:p text:style-name="P5"><text:span text:style-name="T1">10、</text:span>私信 <text:s text:c="50"/><text:span text:style-name="T5">肖</text:span> <text:s text:c="26"/></text:p>
      <text:p text:style-name="P5"><text:span text:style-name="T1">11、</text:span>购买vip <text:s/></text:p>
      <text:p text:style-name="P5"><text:span text:style-name="T1">12、</text:span>帐号管理 <text:s text:c="2"/></text:p>
      <text:p text:style-name="P5"><text:span text:style-name="T1">6、</text:span>歌单发布 <text:s text:c="17"/></text:p>
      <text:p text:style-name="P45"/>
      <text:p text:style-name="P7">包含用况：</text:p>
      <text:p text:style-name="P8"><text:span text:style-name="T3">13</text:span>、账户登录 <text:s text:c="21"/>廖</text:p>
      <text:p text:style-name="P6">1<text:span text:style-name="T3">4</text:span>、搜索</text:p>
      <text:p text:style-name="P1">1<text:span text:style-name="T3">5</text:span>、内容审核（歌曲、视频</text:p>
      <text:p text:style-name="P1">歌单）</text:p>
      <text:p text:style-name="P44"/>
      <text:p text:style-name="P43"/>
      <text:p text:style-name="P43"/>
      <text:p text:style-name="P46"><text:span text:style-name="T6">用况</text:span><text:span text:style-name="T7">四</text:span><text:span text:style-name="T6">：听歌</text:span></text:p>
      <text:p text:style-name="P15"><text:span text:style-name="T9">1.</text:span><text:span text:style-name="T22">简略描述</text:span><text:span text:style-name="T25">:</text:span></text:p>
      <text:p text:style-name="P15"><text:span text:style-name="T25"><text:s text:c="3"/></text:span><text:span text:style-name="T27"><text:s/>music_consumer使用系统找歌并听歌</text:span></text:p>
      <text:p text:style-name="P15"><text:span text:style-name="T10">2. </text:span><text:span text:style-name="T23">参与者：</text:span></text:p>
      <text:p text:style-name="P15"><text:span text:style-name="T23"><text:s text:c="2"/></text:span><text:span text:style-name="T28">music_consumer、第三方支付平台</text:span></text:p>
      <text:p text:style-name="P15"/>
      <text:p text:style-name="P20"><text:span text:style-name="T8">3. </text:span><text:span text:style-name="T21">用况图</text:span></text:p>
      <text:p text:style-name="P16"><text:span text:style-name="T12">4</text:span><text:span text:style-name="T11">. </text:span><text:span text:style-name="T29">前置条件：</text:span></text:p>
      <text:p text:style-name="P9">1、账户已经登录</text:p>
      <text:p text:style-name="P10"/>
      <text:p text:style-name="P9"><text:soft-page-break/></text:p>
      <text:p text:style-name="P9"/>
      <text:p text:style-name="P17"><text:span text:style-name="T13">5</text:span><text:span text:style-name="T8">. </text:span><text:span text:style-name="T21">基本流</text:span></text:p>
      <text:p text:style-name="P22">{浏览歌单或单曲}</text:p>
      <text:p text:style-name="P18">1、<text:span text:style-name="T28">music_consumer</text:span><text:span text:style-name="T33">选择浏览系统推荐歌单</text:span><text:span text:style-name="T34">或专辑</text:span></text:p>
      <text:p text:style-name="P19">{显示歌单或单曲详细信息}</text:p>
      <text:p text:style-name="P9"><text:span text:style-name="T36">2</text:span>、系统显示歌单<text:span text:style-name="T37">或专辑相关信息</text:span></text:p>
      <text:p text:style-name="P10">{选择歌单}</text:p>
      <text:p text:style-name="P11"><text:span text:style-name="T36">3</text:span>、music_consumer选择要打开的歌单<text:span text:style-name="T37">或专辑</text:span></text:p>
      <text:p text:style-name="P10">{展示歌单}</text:p>
      <text:p text:style-name="P11"><text:span text:style-name="T36">4</text:span>、系统展示歌单<text:span text:style-name="T37">或专辑</text:span>的详细信息</text:p>
      <text:p text:style-name="P10">{选择单曲}</text:p>
      <text:p text:style-name="P11"><text:span text:style-name="T36">5</text:span>、music_consumer选择<text:span text:style-name="T38">单</text:span>曲</text:p>
      <text:p text:style-name="P12">{展示单曲}</text:p>
      <text:p text:style-name="P12">6、系统显示单曲详细信息</text:p>
      <text:p text:style-name="P12">7、<text:span text:style-name="T39">music_consumer播放单曲</text:span></text:p>
      <text:p text:style-name="P10">{播放单曲}</text:p>
      <text:p text:style-name="P11"><text:span text:style-name="T36">8</text:span>、系统<text:span text:style-name="T38">将单曲加入到播放列表并播放</text:span></text:p>
      <text:p text:style-name="P11"><text:span text:style-name="T36">9</text:span>、music_<text:span text:style-name="T40">consumer关闭系统</text:span></text:p>
      <text:p text:style-name="P13"><text:span text:style-name="T36">10</text:span>、用况结束</text:p>
      <text:p text:style-name="P13"/>
      <text:p text:style-name="P14"><text:span text:style-name="T14">6</text:span><text:span text:style-name="T15">.</text:span><text:span text:style-name="T26">备选流</text:span></text:p>
      <text:p text:style-name="P23"/>
      <text:p text:style-name="P23">在{浏览歌单或单曲}中music_consumer选择浏览单曲</text:p>
      <text:p text:style-name="P35">A1 {浏览单曲}</text:p>
      <text:p text:style-name="P24">1.a、music_consumer选择浏览系统推荐单曲</text:p>
      <text:p text:style-name="P24"><text:span text:style-name="T41">1.a.1</text:span>、用况回到{选择单曲}</text:p>
      <text:p text:style-name="P24">1.b、执行包含用况{搜索}</text:p>
      <text:p text:style-name="P24"><text:span text:style-name="T41">1.b.1</text:span>、用况回到{选择单曲}</text:p>
      <text:p text:style-name="P25"/>
      <text:p text:style-name="P24"/>
      <text:p text:style-name="P23">在{浏览歌单或单曲}中music_consumer选择浏览其他歌单</text:p>
      <text:p text:style-name="P23"><text:span text:style-name="T30">A</text:span><text:span text:style-name="T31">2</text:span><text:span text:style-name="T30"> {浏览其他歌单}</text:span></text:p>
      <text:p text:style-name="P24">1.<text:span text:style-name="T42">a</text:span>、执行包含用况{搜索}</text:p>
      <text:p text:style-name="P24"><text:span text:style-name="T42">1.a.1</text:span>、用况回到{选择歌单}<text:span text:style-name="T27"> </text:span></text:p>
      <text:p text:style-name="P26">1.<text:span text:style-name="T43">b</text:span>、music_consumer选择其他music_consumer</text:p>
      <text:p text:style-name="P27"><text:span text:style-name="T43">1.b.1</text:span>、系统显示该music_consumer个人信息</text:p>
      <text:p text:style-name="P28"><text:span text:style-name="T43">1.b.2</text:span>、music_consumer选择查看该music_consumer听歌情况</text:p>
      <text:p text:style-name="P27"><text:span text:style-name="T43">1.b.3</text:span>、用况回到<text:span text:style-name="T35">{选择歌单}</text:span></text:p>
      <text:p text:style-name="P23"/>
      <text:p text:style-name="P23"/>
      <text:p text:style-name="P23"/>
      <text:p text:style-name="P29">在{展示歌单}</text:p>
      <text:p text:style-name="P29"/>
      <text:p text:style-name="P29">A<text:span text:style-name="T42">3</text:span> 收藏歌单</text:p>
      <text:p text:style-name="P29"/>
      <text:p text:style-name="P29">A<text:span text:style-name="T42">4</text:span> 下载歌单</text:p>
      <text:p text:style-name="P29"/>
      <text:p text:style-name="P29">A<text:span text:style-name="T42">5</text:span> 评论歌单</text:p>
      <text:p text:style-name="P29"/>
      <text:p text:style-name="P29">A5 转发歌单</text:p>
      <text:p text:style-name="P29"/>
      <text:p text:style-name="P29"><text:soft-page-break/>在{展示单曲}和{播放单曲}中</text:p>
      <text:p text:style-name="P29"/>
      <text:p text:style-name="P29">A6 分享单曲</text:p>
      <text:p text:style-name="P29"/>
      <text:p text:style-name="P29">A7 收藏单曲</text:p>
      <text:p text:style-name="P29"><text:s/></text:p>
      <text:p text:style-name="P29">A8 评论单曲</text:p>
      <text:p text:style-name="P29"/>
      <text:p text:style-name="P29">A9 下载单曲</text:p>
      <text:p text:style-name="P29"/>
      <text:p text:style-name="P29">A10 查看歌词</text:p>
      <text:p text:style-name="P29"/>
      <text:p text:style-name="P29">在{播放单曲中}</text:p>
      <text:p text:style-name="P29"/>
      <text:p text:style-name="P29">A11 切换<text:span text:style-name="T44">单</text:span>曲</text:p>
      <text:p text:style-name="P29"/>
      <text:p text:style-name="P30">A12 暂停单曲</text:p>
      <text:p text:style-name="P30"/>
      <text:p text:style-name="P30">A13 设置单曲播放顺序</text:p>
      <text:p text:style-name="P36"><text:span text:style-name="T45">A14</text:span> 设置播放列表</text:p>
      <text:p text:style-name="P2"/>
      <text:p text:style-name="P2"/>
      <text:p text:style-name="P2"/>
      <text:p text:style-name="P39">搜索</text:p>
      <text:p text:style-name="P20"><text:span text:style-name="T8">1.</text:span><text:span text:style-name="T21">简略描述</text:span><text:span text:style-name="T24">:</text:span></text:p>
      <text:p text:style-name="P40">该用况描述了finder使用系统搜索信息<text:span text:style-name="T3">的过程。</text:span></text:p>
      <text:p text:style-name="P20"><text:span text:style-name="T8">2. </text:span><text:span text:style-name="T21">参与者：</text:span></text:p>
      <text:p text:style-name="P3">finder</text:p>
      <text:p text:style-name="P20"><text:span text:style-name="T8">3. </text:span><text:span text:style-name="T21">用况图</text:span></text:p>
      <text:p text:style-name="P21"><text:span text:style-name="T17">4</text:span><text:span text:style-name="T16">. </text:span><text:span text:style-name="T32">前置条件：</text:span></text:p>
      <text:p text:style-name="P41"><text:span text:style-name="T19">1</text:span><text:span text:style-name="T20">.网络</text:span><text:span text:style-name="T18">已连通。</text:span></text:p>
      <text:p text:style-name="P21"><text:span text:style-name="T13">5</text:span><text:span text:style-name="T8">. </text:span><text:span text:style-name="T21">基本流</text:span></text:p>
      <text:p text:style-name="P31">1、music_consumer选择搜索</text:p>
      <text:p text:style-name="P31">2、系统提供搜索框以及热门搜索，搜索历史</text:p>
      <text:p text:style-name="P31">3、music_consumer在搜索框中填入文本</text:p>
      <text:p text:style-name="P31">4、系统在用户输入过程中出现提示信息（相同歌名）</text:p>
      <text:p text:style-name="P31">6、music_consumer确认搜索</text:p>
      <text:p text:style-name="P32">{查看结果}</text:p>
      <text:p text:style-name="P33">9<text:span text:style-name="T47">、</text:span>系统显示单曲搜索信息</text:p>
      <text:p text:style-name="P37"><text:span text:style-name="T47">10</text:span>、用况结束</text:p>
      <text:p text:style-name="P42"><text:soft-page-break/>备选流</text:p>
      <text:p text:style-name="P34">在{查看结果处}</text:p>
      <text:p text:style-name="P31">9.<text:span text:style-name="T47">a</text:span> 如果music_consumer选择视频类型</text:p>
      <text:p text:style-name="P33">9.<text:span text:style-name="T47">a</text:span>.1 系统显示视频搜索信息</text:p>
      <text:p text:style-name="P32">9.a.2 <text:span text:style-name="T46">用况回到查看结果</text:span></text:p>
      <text:p text:style-name="P31">9.<text:span text:style-name="T47">b</text:span> 如果music_consumer选择歌单类型</text:p>
      <text:p text:style-name="P33">9.<text:span text:style-name="T47">b</text:span>.1 系统显示歌单搜索信息</text:p>
      <text:p text:style-name="P32">9.b.2 用况回到查看结果</text:p>
      <text:p text:style-name="P31">9.<text:span text:style-name="T47">c</text:span> 如果music_consumer选择专辑类型</text:p>
      <text:p text:style-name="P33">9.<text:span text:style-name="T47">c</text:span>.1 系统显示专辑搜索信息</text:p>
      <text:p text:style-name="P32">9.c.2 用况回到查看结果</text:p>
      <text:p text:style-name="P31">9.<text:span text:style-name="T47">d </text:span>如果music_consumer选择歌手类型</text:p>
      <text:p text:style-name="P31">9.<text:span text:style-name="T47">d</text:span>.1 系统显示歌手<text:span text:style-name="T2">搜索</text:span>信息</text:p>
      <text:p text:style-name="P32">9.d.2 用况回到查看结果</text:p>
      <text:p text:style-name="P33">9.<text:span text:style-name="T47">e 如果music_consumer选择用户类型</text:span></text:p>
      <text:p text:style-name="P38">9.<text:span text:style-name="T47">e</text:span>.1 系统显示用户搜索信息</text:p>
      <text:p text:style-name="P4">9.e.2 用况回到查看结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48:34.112758341</meta:creation-date>
    <dc:date>2018-04-11T12:50:10.874956024</dc:date>
    <meta:editing-duration>PT1M36S</meta:editing-duration>
    <meta:editing-cycles>1</meta:editing-cycles>
    <meta:document-statistic meta:table-count="0" meta:image-count="0" meta:object-count="0" meta:page-count="4" meta:paragraph-count="112" meta:word-count="934" meta:character-count="1687" meta:non-whitespace-character-count="1367"/>
    <meta:generator>LibreOffice/5.3.3.2$Linux_X86_64 LibreOffice_project/3d9a8b4b4e538a85e0782bd6c2d430bafe583448</meta:generator>
  </office:meta>
</office:document-meta>
</file>